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4pt" style:font-size-asian="24pt" style:font-size-complex="24pt"/>
    </style:style>
    <style:style style:name="P2" style:family="paragraph" style:parent-style-name="Standard">
      <style:text-properties fo:color="#ff0000" fo:font-size="16pt" style:font-size-asian="16pt" style:font-size-complex="16pt"/>
    </style:style>
    <style:style style:name="P3" style:family="paragraph" style:parent-style-name="Standard">
      <style:text-properties fo:color="#ff3333" fo:font-size="15pt" style:font-size-asian="15pt" style:font-size-complex="15pt"/>
    </style:style>
    <style:style style:name="P4" style:family="paragraph" style:parent-style-name="Text_20_body">
      <style:text-properties fo:font-variant="normal" fo:text-transform="none" fo:color="#ff0000" style:text-line-through-style="none" style:font-name="Arial1" fo:font-size="16pt" fo:font-style="normal" style:text-underline-style="none" fo:font-weight="normal" style:text-blinking="false" fo:background-color="transparent" style:font-size-asian="24pt" style:font-size-complex="24pt"/>
    </style:style>
    <style:style style:name="P5" style:family="paragraph" style:parent-style-name="Text_20_body">
      <style:paragraph-properties fo:margin-top="0in" fo:margin-bottom="0in" fo:line-height="138%" style:writing-mode="lr-tb"/>
      <style:text-properties fo:font-variant="normal" fo:text-transform="none" fo:color="#ff0000" style:text-line-through-style="none" style:text-underline-style="none" style:text-blinking="false" fo:background-color="transparent" style:font-name-asian="Arial1" style:font-size-asian="16pt" style:font-style-asian="normal" style:font-weight-asian="normal"/>
    </style:style>
    <style:style style:name="T1"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ess Report : Week <text:span text:style-name="T1">2</text:span></text:p>
      <text:p text:style-name="P1">Team:　<text:span text:style-name="T1">ie03project-aizu_kamikaze</text:span></text:p>
      <text:p text:style-name="P1"/>
      <text:p text:style-name="P3">各課題の実装方針や、必要と思われるその他作業の見積もりなど。</text:p>
      <text:p text:style-name="P3"/>
      <text:p text:style-name="P3"/>
      <text:p text:style-name="P2">s1250137: </text:p>
      <text:p text:style-name="P2">小課題1のプログラム実装に取り組んだが、s,tの計算がうまくいかなかった。</text:p>
      <text:p text:style-name="P2"/>
      <text:p text:style-name="P4"><text:bookmark text:name="docs-internal-guid-9f194f9c-7fff-34c0-f6ef-9b3f9d790864"/>s1250156:</text:p>
      <text:p text:style-name="P5">小課題１の問題に対してのプログラムを書き始めた。まず、４点を入力して、二つの線の関数を求めてから交点を求めるプログラムを作成した。これから、チームが作成している交点の判定のプログラムとあわせることで完成する予定である。</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ShanHeiSun Uni" svg:font-family="'AR PL ShanHeiSun Uni'"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ShanHeiSun Un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8-04-18T09:53:38</meta:creation-date>
    <dc:date>2019-04-17T13:07:35</dc:date>
    <meta:editing-duration>PT16M4S</meta:editing-duration>
    <meta:editing-cycles>2</meta:editing-cycles>
    <meta:generator>OpenOffice.org/3.3$Solaris_x86 OpenOffice.org_project/330m20$Build-9567</meta:generator>
    <dc:creator>Tomoya Tasaki</dc:creator>
    <meta:document-statistic meta:table-count="0" meta:image-count="0" meta:object-count="0" meta:page-count="1" meta:paragraph-count="7" meta:word-count="159" meta:character-count="250"/>
  </office:meta>
</office:document-meta>
</file>